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office:value-type="string">
            <text:p>Votre jeu a été soumis avec succès.</text:p>
          </table:table-cell>
          <table:table-cell table:style-name="ce8" office:value-type="string">
            <text:p>Tu partida ha sido correctamente enviada.</text:p>
          </table:table-cell>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office:value-type="string">
            <text:p>S’il vous plaît, patientez pendant que le serveur valide votre jeu.</text:p>
          </table:table-cell>
          <table:table-cell table:style-name="ce8" office:value-type="string">
            <text:p>Por favor, espera a que el servidor valide tu juego.</text:p>
          </table:table-cell>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text:span text:style-name="T1">Miguel de Dios - Spanish translation.</text:span></text:p>
            <text:p><text:span text:style-name="T1">Stefan Stammberger - German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Miguel de Dios - Испанский перевод.</text:span></text:p>
            <text:p><text:span text:style-name="T1">Stefan Stammberger - Немец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Abhijeet Pokhriyal - traduction Hindi.</text:p>
            <text:p>Ekaterina Kamshilina - traduction allemande.</text:p>
            <text:p>Jürgen Rauscher - traduction allemande.</text:p>
            <text:p>Dirk Pervölz - traduction allemande.</text:p>
            <text:p>Miguel de Dios - traduction espagnole.</text:p>
            <text:p><text:span text:style-name="T1">Stefan Stammberger - traduction allemande.</text:span></text:p>
            <text:p><text:span text:style-name="T1">Thierry Delaunay - traduction originale française.</text:span></text:p>
          </table:table-cell>
          <table:table-cell table:style-name="ce8" office:value-type="string">
            <text:p>Abhijeet Pokhriyal - Traducción al Indio.</text:p>
            <text:p>Ekaterina Kamshilina - Traducción al Aleman.</text:p>
            <text:p>Jürgen Rauscher - Traducción al Aleman.</text:p>
            <text:p>Dirk Pervölz - Traducción al Aleman.</text:p>
            <text:p><text:span text:style-name="T1">Miguel de Dios - Traducción al Español.</text:span></text:p>
            <text:p><text:span text:style-name="T1">Stefan Stammberger - Traducción al Aleman.</text:span></text:p>
            <text:p>Thierry Delaunay - Traducción al Francés.</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office:value-type="string">
            <text:p>Chargement</text:p>
          </table:table-cell>
          <table:table-cell table:style-name="ce8" office:value-type="string">
            <text:p>Cargando</text:p>
          </table:table-cell>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office:value-type="string">
            <text:p>Le serveur ne supporte pas une telle difficulté de jeu.</text:p>
          </table:table-cell>
          <table:table-cell table:style-name="ce8" office:value-type="string">
            <text:p>El servidor no soporta partidas de tanta dificultad.</text:p>
          </table:table-cell>
          <table:table-cell table:style-name="ce27" office:value-type="string">
            <text:p>यह सर्वर आपके स्तर की कठनाई वाला नहीं है</text:p>
          </table:table-cell>
          <table:table-cell table:number-columns-repeated="1017"/>
        </table:table-row>
        <table:table-row table:style-name="ro4">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office:value-type="string">
            <text:p>Le serveur ne supporte pas une telle disposition de jeu.</text:p>
          </table:table-cell>
          <table:table-cell table:style-name="ce8" office:value-type="string">
            <text:p>El servidor no soporta partidas con esa capa.</text:p>
          </table:table-cell>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office:value-type="string">
            <text:p>Le serveur ne supporte pas un tel type de jeu.</text:p>
          </table:table-cell>
          <table:table-cell table:style-name="ce8" office:value-type="string">
            <text:p>El servidor no soporta partidas de ese tipo.</text:p>
          </table:table-cell>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office:value-type="string">
            <text:p>Score en ligne.</text:p>
          </table:table-cell>
          <table:table-cell table:style-name="ce8" office:value-type="string">
            <text:p>Puntuaciones online</text:p>
          </table:table-cell>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text:p>
            <text:p>ATTENTION ! Le nom d’utilisateur et le mot de passe du score en ligne sont stockés en texte brut dans un fichier “en ligne” situé dans le dossier des paramètres de OGS Mahjong. Ne le partagez jamais avec quiconque.</text:p>
            <text:p><text:s/></text:p>
            <text:p><text:span text:style-name="T1">[window='Settings/OpenSettingsDir']</text:span></text:p>
          </table:table-cell>
          <table:table-cell table:style-name="ce8" office:value-type="string">
            <text:p>Comportamiento del juego</text:p>
            <text:p><text:s/></text:p>
            <text:p>¡Cuidado! El usuario y password de las puntuaciones online <text:s/>se guarda en un fichero sin codificar en el directorio de OGS Mahjong. Nunca lo comparta con nadie.</text:p>
            <text:p><text:s/></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15">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office:value-type="string">
            <text:p>Lorsque vous jouez à un jeu avec score en ligne, votre résultat est disponible dans le tableau global des scores.</text:p>
          </table:table-cell>
          <table:table-cell table:style-name="ce8" office:value-type="string">
            <text:p>Cuando juegas una partida con las puntuaciones online, tu resultado de la partida estará en la tabla de puntuaciones global.</text:p>
          </table:table-cell>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office:value-type="string">
            <text:p>Utilisateur :</text:p>
          </table:table-cell>
          <table:table-cell table:style-name="ce8" office:value-type="string">
            <text:p>Usuario:</text:p>
          </table:table-cell>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office:value-type="string">
            <text:p>Mot de passe :</text:p>
          </table:table-cell>
          <table:table-cell table:style-name="ce8" office:value-type="string">
            <text:p>Contraseña:</text:p>
          </table:table-cell>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office:value-type="string">
            <text:p>Ouvrir le dossier des paramètres</text:p>
          </table:table-cell>
          <table:table-cell table:style-name="ce8" office:value-type="string">
            <text:p>Abrir el directorio de configuraciones</text:p>
          </table:table-cell>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office:value-type="string">
            <text:p>Trouver moi-même</text:p>
          </table:table-cell>
          <table:table-cell table:style-name="ce24" office:value-type="string">
            <text:p>Buscame</text:p>
          </table:table-cell>
          <table:table-cell table:style-name="ce27"/>
          <table:table-cell table:number-columns-repeated="1017"/>
        </table:table-row>
        <table:table-row table:style-name="ro4">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office:value-type="string">
            <text:p>Keine Benutzerdaten eingegeben (Einstellungen &gt; Spiel Reiter)</text:p>
          </table:table-cell>
          <table:table-cell table:style-name="ce18" office:value-type="string">
            <text:p>Pas de nom d’utilisateur fourni (Paramètres &gt; Onglet Jeu)</text:p>
          </table:table-cell>
          <table:table-cell table:style-name="ce24" office:value-type="string">
            <text:p>No se proporcionó usuario (Configuración &gt; Pestaña Partida)</text:p>
          </table:table-cell>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7">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office:value-type="string">
            <text:p>Les jeux à score en ligne sont maintenant supportés</text:p>
            <text:p><text:s/></text:p>
            <text:p>Vous devez vous enregistrer sur le site web pour pouvoir jouer à un jeu avec score en ligne et l’activer dans les Paramètres.</text:p>
            <text:p><text:s/></text:p>
            <text:p>Voulez-vous vous rendre sur le site web pour l’enregistrement et dans les Paramètres pour activer le score en ligne ?</text:p>
          </table:table-cell>
          <table:table-cell table:style-name="ce8" office:value-type="string">
            <text:p>Soporta partidas con puntuaciones online</text:p>
            <text:p><text:s/></text:p>
            <text:p>Necesitas registrarte en la web para ser capaz de subir tus puntuaciones online, y es necesario activarlo en las opciones.</text:p>
            <text:p><text:s/></text:p>
            <text:p>¿Quiéres ir a la web para el registro y en las opciones activar las puntuaciones online?</text:p>
          </table:table-cell>
          <table:table-cell table:style-name="ce27"/>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text:a xlink:href="http://opengamestudio.org/donate" xlink:type="simple">http://opengamestudio.org/donate</text:a></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1">
          <table:table-cell table:style-name="ce1" office:value-type="string">
            <text:p>URL_SURVEY</text:p>
          </table:table-cell>
          <table:table-cell table:style-name="ce8" office:value-type="string">
            <text:p><text:a xlink:href="http://opengamestudio.org/lang/en/ogs-mahjong-testing-survey-2" xlink:type="simple">http://opengamestudio.org/lang/en/ogs-mahjong-testing-survey-2</text:a></text:p>
          </table:table-cell>
          <table:table-cell table:style-name="ce10" office:value-type="string">
            <text:p><text:a xlink:href="http://opengamestudio.org/lang/ru/ogs-mahjong-testing-survey-2" xlink:type="simple">http://opengamestudio.org/lang/ru/ogs-mahjong-testing-survey-2</text:a></text:p>
          </table:table-cell>
          <table:table-cell table:style-name="ce8"/>
          <table:table-cell table:style-name="ce18"/>
          <table:table-cell table:style-name="ce14"/>
          <table:table-cell table:style-name="ce27"/>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89">
          <table:table-cell table:number-columns-repeated="1024"/>
        </table:table-row>
        <table:table-row table:style-name="ro20">
          <table:table-cell table:number-columns-repeated="1024"/>
        </table:table-row>
      </table:table>
      <table:table table:name="Sheet2" table:style-name="ta2">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table table:name="Sheet3" table:style-name="ta3">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0.00.0000</text:date>, <text:time style:data-style-name="N2" text:time-value="0000-00-00T11:12:0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3T11:14:15</dc:date>
    <meta:editing-cycles>200</meta:editing-cycles>
    <meta:editing-duration>PT12H26M14S</meta:editing-duration>
    <meta:generator>LibreOffice/4.0.4.2$Linux_X86_64 LibreOffice_project/400m0$Build-2</meta:generator>
    <meta:document-statistic meta:table-count="3" meta:cell-count="1273" meta:object-count="0"/>
  </office:meta>
</office:document-meta>
</file>